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92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a1467e"/>
    </style:style>
    <style:style style:name="ce4" style:family="table-cell" style:parent-style-name="Default">
      <style:table-cell-properties fo:background-color="#ff3838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 style:data-style-name="N61"/>
    <style:style style:name="ce8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rrelation_tabl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yY</text:p>
          </table:table-cell>
          <table:table-cell table:style-name="Default" office:value-type="string" calcext:value-type="string">
            <text:p>myX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rrelation_coefficien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_valu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gure_correlationtargets_sum_curation_effortprobability_size3.png</text:p>
          </table:table-cell>
          <table:table-cell table:style-name="ce1" office:value-type="string" calcext:value-type="string">
            <text:p>probability</text:p>
          </table:table-cell>
          <table:table-cell table:style-name="ce3" office:value-type="string" calcext:value-type="string">
            <text:p>targets_sum_curation_effo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90054535110632" calcext:value-type="float">
            <text:p>0.990054535110632</text:p>
          </table:table-cell>
          <table:table-cell table:style-name="ce1" office:value-type="float" office:value="0.98020798249313" calcext:value-type="float">
            <text:p>0.980207982493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TargetsFprobability_size10.png</text:p>
          </table:table-cell>
          <table:table-cell table:style-name="ce1" office:value-type="string" calcext:value-type="string">
            <text:p>probability</text:p>
          </table:table-cell>
          <table:table-cell office:value-type="string" calcext:value-type="string">
            <text:p>rTargets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0.876979308505958" calcext:value-type="float">
            <text:p>-0.876979308505958</text:p>
          </table:table-cell>
          <table:table-cell table:style-name="ce1" office:value-type="float" office:value="0.769092707547588" calcext:value-type="float">
            <text:p>0.7690927075475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TargetsFprobability_size15.png</text:p>
          </table:table-cell>
          <table:table-cell table:style-name="ce1" office:value-type="string" calcext:value-type="string">
            <text:p>probability</text:p>
          </table:table-cell>
          <table:table-cell office:value-type="string" calcext:value-type="string">
            <text:p>rTargetsF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0.875838444795856" calcext:value-type="float">
            <text:p>-0.875838444795856</text:p>
          </table:table-cell>
          <table:table-cell table:style-name="ce1" office:value-type="float" office:value="0.767092981382424" calcext:value-type="float">
            <text:p>0.7670929813824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pTargetsFtargets_sum_curation_effort_size20.png</text:p>
          </table:table-cell>
          <table:table-cell table:style-name="ce1" office:value-type="string" calcext:value-type="string">
            <text:p>targets_sum_curation_effort</text:p>
          </table:table-cell>
          <table:table-cell office:value-type="string" calcext:value-type="string">
            <text:p>pTargets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873892919002783" calcext:value-type="float">
            <text:p>0.873892919002783</text:p>
          </table:table-cell>
          <table:table-cell table:style-name="ce1" office:value-type="float" office:value="0.763688833883205" calcext:value-type="float">
            <text:p>0.7636888338832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TargetsFprobability_size20.png</text:p>
          </table:table-cell>
          <table:table-cell table:style-name="ce1" office:value-type="string" calcext:value-type="string">
            <text:p>probability</text:p>
          </table:table-cell>
          <table:table-cell office:value-type="string" calcext:value-type="string">
            <text:p>rTargets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0.872288638178376" calcext:value-type="float">
            <text:p>-0.872288638178376</text:p>
          </table:table-cell>
          <table:table-cell table:style-name="ce1" office:value-type="float" office:value="0.760887468295086" calcext:value-type="float">
            <text:p>0.7608874682950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pTargetsFprobability_size20.png</text:p>
          </table:table-cell>
          <table:table-cell table:style-name="ce1" office:value-type="string" calcext:value-type="string">
            <text:p>probability</text:p>
          </table:table-cell>
          <table:table-cell office:value-type="string" calcext:value-type="string">
            <text:p>pTargets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866325169618091" calcext:value-type="float">
            <text:p>0.866325169618091</text:p>
          </table:table-cell>
          <table:table-cell table:style-name="ce1" office:value-type="float" office:value="0.750519299513814" calcext:value-type="float">
            <text:p>0.7505192995138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pTargetsFtargets_sum_curation_effort_size15.png</text:p>
          </table:table-cell>
          <table:table-cell table:style-name="ce1" office:value-type="string" calcext:value-type="string">
            <text:p>targets_sum_curation_effort</text:p>
          </table:table-cell>
          <table:table-cell office:value-type="string" calcext:value-type="string">
            <text:p>pTargetsF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858745737314613" calcext:value-type="float">
            <text:p>0.858745737314613</text:p>
          </table:table-cell>
          <table:table-cell table:style-name="ce1" office:value-type="float" office:value="0.737444241356019" calcext:value-type="float">
            <text:p>0.7374442413560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TargetsFprobability_size3.png</text:p>
          </table:table-cell>
          <table:table-cell table:style-name="ce1" office:value-type="string" calcext:value-type="string">
            <text:p>probability</text:p>
          </table:table-cell>
          <table:table-cell office:value-type="string" calcext:value-type="string">
            <text:p>rTargets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58474072274789" calcext:value-type="float">
            <text:p>-0.858474072274789</text:p>
          </table:table-cell>
          <table:table-cell table:style-name="ce1" office:value-type="float" office:value="0.736977732768059" calcext:value-type="float">
            <text:p>0.7369777327680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elativerTargetsWtargets_sum_curation_effort_size20.png</text:p>
          </table:table-cell>
          <table:table-cell table:style-name="ce1" office:value-type="string" calcext:value-type="string">
            <text:p>targets_sum_curation_effort</text:p>
          </table:table-cell>
          <table:table-cell table:style-name="ce5" office:value-type="string" calcext:value-type="string">
            <text:p>rTargets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0.857935936310883" calcext:value-type="float">
            <text:p>-0.857935936310883</text:p>
          </table:table-cell>
          <table:table-cell table:style-name="ce1" office:value-type="float" office:value="0.736054070813631" calcext:value-type="float">
            <text:p>0.7360540708136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elativerTargetsWtargets_sum_curation_effort_size15.png</text:p>
          </table:table-cell>
          <table:table-cell table:style-name="ce1" office:value-type="string" calcext:value-type="string">
            <text:p>targets_sum_curation_effort</text:p>
          </table:table-cell>
          <table:table-cell table:style-name="ce5" office:value-type="string" calcext:value-type="string">
            <text:p>rTargetsW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0.855345026993844" calcext:value-type="float">
            <text:p>-0.855345026993844</text:p>
          </table:table-cell>
          <table:table-cell table:style-name="ce1" office:value-type="float" office:value="0.731615115203099" calcext:value-type="float">
            <text:p>0.7316151152030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pTargetsFprobability_size15.png</text:p>
          </table:table-cell>
          <table:table-cell table:style-name="ce1" office:value-type="string" calcext:value-type="string">
            <text:p>probability</text:p>
          </table:table-cell>
          <table:table-cell office:value-type="string" calcext:value-type="string">
            <text:p>pTargetsF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850471687757775" calcext:value-type="float">
            <text:p>0.850471687757775</text:p>
          </table:table-cell>
          <table:table-cell table:style-name="ce1" office:value-type="float" office:value="0.723302091677559" calcext:value-type="float">
            <text:p>0.7233020916775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pTargetsFtargets_sum_curation_effort_size3.png</text:p>
          </table:table-cell>
          <table:table-cell table:style-name="ce1" office:value-type="string" calcext:value-type="string">
            <text:p>targets_sum_curation_effort</text:p>
          </table:table-cell>
          <table:table-cell office:value-type="string" calcext:value-type="string">
            <text:p>pTargets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50378340041636" calcext:value-type="float">
            <text:p>0.850378340041636</text:p>
          </table:table-cell>
          <table:table-cell table:style-name="ce1" office:value-type="float" office:value="0.723143321211969" calcext:value-type="float">
            <text:p>0.7231433212119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TargetsWprobability_size3.png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rTargetsW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49241485656205" calcext:value-type="float">
            <text:p>-0.849241485656205</text:p>
          </table:table-cell>
          <table:table-cell table:style-name="ce1" office:value-type="float" office:value="0.721211100959558" calcext:value-type="float">
            <text:p>0.7212111009595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TargetsWprobability_size10.png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rTargetsW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0.84800747256762" calcext:value-type="float">
            <text:p>-0.84800747256762</text:p>
          </table:table-cell>
          <table:table-cell table:style-name="ce1" office:value-type="float" office:value="0.719116673530523" calcext:value-type="float">
            <text:p>0.7191166735305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pTargetsFprobability_size3.png</text:p>
          </table:table-cell>
          <table:table-cell table:style-name="ce1" office:value-type="string" calcext:value-type="string">
            <text:p>probability</text:p>
          </table:table-cell>
          <table:table-cell office:value-type="string" calcext:value-type="string">
            <text:p>pTargets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47537191066655" calcext:value-type="float">
            <text:p>0.847537191066655</text:p>
          </table:table-cell>
          <table:table-cell table:style-name="ce1" office:value-type="float" office:value="0.718319290241156" calcext:value-type="float">
            <text:p>0.7183192902411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TargetsWprobability_size15.png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rTargetsW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0.843601927154599" calcext:value-type="float">
            <text:p>-0.843601927154599</text:p>
          </table:table-cell>
          <table:table-cell table:style-name="ce1" office:value-type="float" office:value="0.711664211498953" calcext:value-type="float">
            <text:p>0.7116642114989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1" office:value-type="string" calcext:value-type="string">
            <text:p>figure_correlationrTargetsWprobability_size20.png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rTargets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0.840540518274202" calcext:value-type="float">
            <text:p>-0.840540518274202</text:p>
          </table:table-cell>
          <table:table-cell table:style-name="ce1" office:value-type="float" office:value="0.706508362860664" calcext:value-type="float">
            <text:p>0.7065083628606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2" office:value-type="string" calcext:value-type="string">
            <text:p>figure_correlationpTargetsFtargets_sum_curation_effort_size10.png</text:p>
          </table:table-cell>
          <table:table-cell table:style-name="ce2" office:value-type="string" calcext:value-type="string">
            <text:p>targets_sum_curation_effort</text:p>
          </table:table-cell>
          <table:table-cell office:value-type="string" calcext:value-type="string">
            <text:p>pTargetsF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32770200959299" calcext:value-type="float">
            <text:p>0.832770200959299</text:p>
          </table:table-cell>
          <table:table-cell table:style-name="ce2" office:value-type="float" office:value="0.693506207605792" calcext:value-type="float">
            <text:p>0.69350620760579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 table:visibility="filter">
          <table:table-cell table:style-name="ce2" office:value-type="string" calcext:value-type="string">
            <text:p>figure_correlationrelativerTargetsFtargets_sum_curation_effort_size20.png</text:p>
          </table:table-cell>
          <table:table-cell table:style-name="ce2" office:value-type="string" calcext:value-type="string">
            <text:p>targets_sum_curation_effort</text:p>
          </table:table-cell>
          <table:table-cell office:value-type="string" calcext:value-type="string">
            <text:p>rTargetsF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0.826014853696882" calcext:value-type="float">
            <text:p>-0.826014853696882</text:p>
          </table:table-cell>
          <table:table-cell table:style-name="ce2" office:value-type="float" office:value="0.682300538527881" calcext:value-type="float">
            <text:p>0.68230053852788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 table:visibility="filter">
          <table:table-cell table:style-name="ce2" office:value-type="string" calcext:value-type="string">
            <text:p>figure_correlationpTargetsFprobability_size10.png</text:p>
          </table:table-cell>
          <table:table-cell table:style-name="ce2" office:value-type="string" calcext:value-type="string">
            <text:p>probability</text:p>
          </table:table-cell>
          <table:table-cell office:value-type="string" calcext:value-type="string">
            <text:p>pTargetsF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25898823836778" calcext:value-type="float">
            <text:p>0.825898823836778</text:p>
          </table:table-cell>
          <table:table-cell table:style-name="ce2" office:value-type="float" office:value="0.682108867214974" calcext:value-type="float">
            <text:p>0.68210886721497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 table:visibility="filter">
          <table:table-cell table:style-name="ce2" office:value-type="string" calcext:value-type="string">
            <text:p>figure_correlationrelativerTargetsFtargets_sum_curation_effort_size15.png</text:p>
          </table:table-cell>
          <table:table-cell table:style-name="ce2" office:value-type="string" calcext:value-type="string">
            <text:p>targets_sum_curation_effort</text:p>
          </table:table-cell>
          <table:table-cell office:value-type="string" calcext:value-type="string">
            <text:p>rTargetsF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0.821485425512131" calcext:value-type="float">
            <text:p>-0.821485425512131</text:p>
          </table:table-cell>
          <table:table-cell table:style-name="ce2" office:value-type="float" office:value="0.674838304328848" calcext:value-type="float">
            <text:p>0.6748383043288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 table:visibility="filter">
          <table:table-cell table:style-name="ce2" office:value-type="string" calcext:value-type="string">
            <text:p>figure_correlationrelativerTargetsWtargets_sum_curation_effort_size10.png</text:p>
          </table:table-cell>
          <table:table-cell table:style-name="ce2" office:value-type="string" calcext:value-type="string">
            <text:p>targets_sum_curation_effort</text:p>
          </table:table-cell>
          <table:table-cell table:style-name="ce5" office:value-type="string" calcext:value-type="string">
            <text:p>rTargetsW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819754456305218" calcext:value-type="float">
            <text:p>-0.819754456305218</text:p>
          </table:table-cell>
          <table:table-cell table:style-name="ce2" office:value-type="float" office:value="0.671997368632263" calcext:value-type="float">
            <text:p>0.6719973686322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 table:visibility="filter">
          <table:table-cell table:style-name="ce2" office:value-type="string" calcext:value-type="string">
            <text:p>figure_correlationrelativerTargetsFtargets_sum_curation_effort_size10.png</text:p>
          </table:table-cell>
          <table:table-cell table:style-name="ce2" office:value-type="string" calcext:value-type="string">
            <text:p>targets_sum_curation_effort</text:p>
          </table:table-cell>
          <table:table-cell office:value-type="string" calcext:value-type="string">
            <text:p>rTargetsF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79478301383448" calcext:value-type="float">
            <text:p>-0.79478301383448</text:p>
          </table:table-cell>
          <table:table-cell table:style-name="ce2" office:value-type="float" office:value="0.63168003907982" calcext:value-type="float">
            <text:p>0.6316800390798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figure_correlationtfs_sum_curation_effortprobability_size3.png</text:p>
          </table:table-cell>
          <table:table-cell office:value-type="string" calcext:value-type="string">
            <text:p>probability</text:p>
          </table:table-cell>
          <table:table-cell table:style-name="ce3" office:value-type="string" calcext:value-type="string">
            <text:p>tfs_sum_curation_effort</text:p>
          </table:table-cell>
          <table:table-cell office:value-type="float" office:value="3" calcext:value-type="float">
            <text:p>3</text:p>
          </table:table-cell>
          <table:table-cell office:value-type="float" office:value="0.680760777968587" calcext:value-type="float">
            <text:p>0.680760777968587</text:p>
          </table:table-cell>
          <table:table-cell office:value-type="float" office:value="0.463435236820396" calcext:value-type="float">
            <text:p>0.4634352368203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Ftfs_sum_curation_effort_size10.png</text:p>
          </table:table-cell>
          <table:table-cell office:value-type="string" calcext:value-type="string">
            <text:p>tfs_sum_curation_effort</text:p>
          </table:table-cell>
          <table:table-cell office:value-type="string" calcext:value-type="string">
            <text:p>pTargetsF</text:p>
          </table:table-cell>
          <table:table-cell office:value-type="float" office:value="10" calcext:value-type="float">
            <text:p>10</text:p>
          </table:table-cell>
          <table:table-cell office:value-type="float" office:value="0.66723851333333" calcext:value-type="float">
            <text:p>0.66723851333333</text:p>
          </table:table-cell>
          <table:table-cell office:value-type="float" office:value="0.445207233675273" calcext:value-type="float">
            <text:p>0.445207233675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Ftfs_sum_curation_effort_size15.png</text:p>
          </table:table-cell>
          <table:table-cell office:value-type="string" calcext:value-type="string">
            <text:p>tfs_sum_curation_effort</text:p>
          </table:table-cell>
          <table:table-cell office:value-type="string" calcext:value-type="string">
            <text:p>pTargetsF</text:p>
          </table:table-cell>
          <table:table-cell office:value-type="float" office:value="15" calcext:value-type="float">
            <text:p>15</text:p>
          </table:table-cell>
          <table:table-cell office:value-type="float" office:value="0.66573452161273" calcext:value-type="float">
            <text:p>0.66573452161273</text:p>
          </table:table-cell>
          <table:table-cell office:value-type="float" office:value="0.443202453266931" calcext:value-type="float">
            <text:p>0.443202453266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Ftfs_sum_curation_effort_size3.png</text:p>
          </table:table-cell>
          <table:table-cell office:value-type="string" calcext:value-type="string">
            <text:p>tfs_sum_curation_effort</text:p>
          </table:table-cell>
          <table:table-cell office:value-type="string" calcext:value-type="string">
            <text:p>pTargetsF</text:p>
          </table:table-cell>
          <table:table-cell office:value-type="float" office:value="3" calcext:value-type="float">
            <text:p>3</text:p>
          </table:table-cell>
          <table:table-cell office:value-type="float" office:value="0.664487382063242" calcext:value-type="float">
            <text:p>0.664487382063242</text:p>
          </table:table-cell>
          <table:table-cell office:value-type="float" office:value="0.441543480921261" calcext:value-type="float">
            <text:p>0.441543480921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Ftfs_sum_curation_effort_size20.png</text:p>
          </table:table-cell>
          <table:table-cell office:value-type="string" calcext:value-type="string">
            <text:p>tfs_sum_curation_effort</text:p>
          </table:table-cell>
          <table:table-cell office:value-type="string" calcext:value-type="string">
            <text:p>pTargetsF</text:p>
          </table:table-cell>
          <table:table-cell office:value-type="float" office:value="20" calcext:value-type="float">
            <text:p>20</text:p>
          </table:table-cell>
          <table:table-cell office:value-type="float" office:value="0.661278324780439" calcext:value-type="float">
            <text:p>0.661278324780439</text:p>
          </table:table-cell>
          <table:table-cell office:value-type="float" office:value="0.437289022824424" calcext:value-type="float">
            <text:p>0.4372890228244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probability_size3.png</text:p>
          </table:table-cell>
          <table:table-cell office:value-type="string" calcext:value-type="string">
            <text:p>probability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3" calcext:value-type="float">
            <text:p>3</text:p>
          </table:table-cell>
          <table:table-cell office:value-type="float" office:value="0.644742810184087" calcext:value-type="float">
            <text:p>0.644742810184087</text:p>
          </table:table-cell>
          <table:table-cell office:value-type="float" office:value="0.415693291284074" calcext:value-type="float">
            <text:p>0.415693291284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targets_sum_curation_effort_size3.png</text:p>
          </table:table-cell>
          <table:table-cell office:value-type="string" calcext:value-type="string">
            <text:p>targets_sum_curation_effort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3" calcext:value-type="float">
            <text:p>3</text:p>
          </table:table-cell>
          <table:table-cell office:value-type="float" office:value="0.627813991592833" calcext:value-type="float">
            <text:p>0.627813991592833</text:p>
          </table:table-cell>
          <table:table-cell office:value-type="float" office:value="0.394150408039726" calcext:value-type="float">
            <text:p>0.3941504080397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TFsprobability_size20.png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TFs</text:p>
          </table:table-cell>
          <table:table-cell office:value-type="float" office:value="20" calcext:value-type="float">
            <text:p>20</text:p>
          </table:table-cell>
          <table:table-cell office:value-type="float" office:value="-0.579954443225025" calcext:value-type="float">
            <text:p>-0.579954443225025</text:p>
          </table:table-cell>
          <table:table-cell office:value-type="float" office:value="0.336347156216448" calcext:value-type="float">
            <text:p>0.336347156216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TFsprobability_size15.png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TFs</text:p>
          </table:table-cell>
          <table:table-cell office:value-type="float" office:value="15" calcext:value-type="float">
            <text:p>15</text:p>
          </table:table-cell>
          <table:table-cell office:value-type="float" office:value="-0.577428760577346" calcext:value-type="float">
            <text:p>-0.577428760577346</text:p>
          </table:table-cell>
          <table:table-cell office:value-type="float" office:value="0.33342397354189" calcext:value-type="float">
            <text:p>0.33342397354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TFsprobability_size10.png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TFs</text:p>
          </table:table-cell>
          <table:table-cell office:value-type="float" office:value="10" calcext:value-type="float">
            <text:p>10</text:p>
          </table:table-cell>
          <table:table-cell office:value-type="float" office:value="-0.574052791767459" calcext:value-type="float">
            <text:p>-0.574052791767459</text:p>
          </table:table-cell>
          <table:table-cell office:value-type="float" office:value="0.329536607736013" calcext:value-type="float">
            <text:p>0.329536607736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Ftargets_sum_curation_effort_size3.png</text:p>
          </table:table-cell>
          <table:table-cell office:value-type="string" calcext:value-type="string">
            <text:p>targets_sum_curation_effort</text:p>
          </table:table-cell>
          <table:table-cell office:value-type="string" calcext:value-type="string">
            <text:p>rTargetsF</text:p>
          </table:table-cell>
          <table:table-cell office:value-type="float" office:value="3" calcext:value-type="float">
            <text:p>3</text:p>
          </table:table-cell>
          <table:table-cell office:value-type="float" office:value="-0.567908039294138" calcext:value-type="float">
            <text:p>-0.567908039294138</text:p>
          </table:table-cell>
          <table:table-cell office:value-type="float" office:value="0.322519541094913" calcext:value-type="float">
            <text:p>0.3225195410949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Wtargets_sum_curation_effort_size3.png</text:p>
          </table:table-cell>
          <table:table-cell office:value-type="string" calcext:value-type="string">
            <text:p>targets_sum_curation_effort</text:p>
          </table:table-cell>
          <table:table-cell table:style-name="ce5" office:value-type="string" calcext:value-type="string">
            <text:p>rTargetsW</text:p>
          </table:table-cell>
          <table:table-cell office:value-type="float" office:value="3" calcext:value-type="float">
            <text:p>3</text:p>
          </table:table-cell>
          <table:table-cell office:value-type="float" office:value="-0.557243487477057" calcext:value-type="float">
            <text:p>-0.557243487477057</text:p>
          </table:table-cell>
          <table:table-cell office:value-type="float" office:value="0.310520304335592" calcext:value-type="float">
            <text:p>0.3105203043355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Ftfs_sum_curation_effort_size10.png</text:p>
          </table:table-cell>
          <table:table-cell office:value-type="string" calcext:value-type="string">
            <text:p>tfs_sum_curation_effort</text:p>
          </table:table-cell>
          <table:table-cell office:value-type="string" calcext:value-type="string">
            <text:p>rTargetsF</text:p>
          </table:table-cell>
          <table:table-cell office:value-type="float" office:value="10" calcext:value-type="float">
            <text:p>10</text:p>
          </table:table-cell>
          <table:table-cell office:value-type="float" office:value="-0.555334981602368" calcext:value-type="float">
            <text:p>-0.555334981602368</text:p>
          </table:table-cell>
          <table:table-cell office:value-type="float" office:value="0.308396941791302" calcext:value-type="float">
            <text:p>0.308396941791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TFsprobability_size3.png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TFs</text:p>
          </table:table-cell>
          <table:table-cell office:value-type="float" office:value="3" calcext:value-type="float">
            <text:p>3</text:p>
          </table:table-cell>
          <table:table-cell office:value-type="float" office:value="-0.549318036666925" calcext:value-type="float">
            <text:p>-0.549318036666925</text:p>
          </table:table-cell>
          <table:table-cell office:value-type="float" office:value="0.301750305407605" calcext:value-type="float">
            <text:p>0.301750305407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Ftfs_sum_curation_effort_size15.png</text:p>
          </table:table-cell>
          <table:table-cell office:value-type="string" calcext:value-type="string">
            <text:p>tfs_sum_curation_effort</text:p>
          </table:table-cell>
          <table:table-cell office:value-type="string" calcext:value-type="string">
            <text:p>rTargetsF</text:p>
          </table:table-cell>
          <table:table-cell office:value-type="float" office:value="15" calcext:value-type="float">
            <text:p>15</text:p>
          </table:table-cell>
          <table:table-cell office:value-type="float" office:value="-0.536835312203814" calcext:value-type="float">
            <text:p>-0.536835312203814</text:p>
          </table:table-cell>
          <table:table-cell office:value-type="float" office:value="0.288192152428966" calcext:value-type="float">
            <text:p>0.288192152428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Ftfs_sum_curation_effort_size20.png</text:p>
          </table:table-cell>
          <table:table-cell office:value-type="string" calcext:value-type="string">
            <text:p>tfs_sum_curation_effort</text:p>
          </table:table-cell>
          <table:table-cell office:value-type="string" calcext:value-type="string">
            <text:p>rTargetsF</text:p>
          </table:table-cell>
          <table:table-cell office:value-type="float" office:value="20" calcext:value-type="float">
            <text:p>20</text:p>
          </table:table-cell>
          <table:table-cell office:value-type="float" office:value="-0.52957549223116" calcext:value-type="float">
            <text:p>-0.52957549223116</text:p>
          </table:table-cell>
          <table:table-cell office:value-type="float" office:value="0.280450201971875" calcext:value-type="float">
            <text:p>0.2804502019718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probability_size3.png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TFs</text:p>
          </table:table-cell>
          <table:table-cell office:value-type="float" office:value="3" calcext:value-type="float">
            <text:p>3</text:p>
          </table:table-cell>
          <table:table-cell office:value-type="float" office:value="0.521592667640318" calcext:value-type="float">
            <text:p>0.521592667640318</text:p>
          </table:table-cell>
          <table:table-cell office:value-type="float" office:value="0.272058910936143" calcext:value-type="float">
            <text:p>0.2720589109361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Wtfs_sum_curation_effort_size10.png</text:p>
          </table:table-cell>
          <table:table-cell office:value-type="string" calcext:value-type="string">
            <text:p>tfs_sum_curation_effort</text:p>
          </table:table-cell>
          <table:table-cell table:style-name="ce5" office:value-type="string" calcext:value-type="string">
            <text:p>rTargetsW</text:p>
          </table:table-cell>
          <table:table-cell office:value-type="float" office:value="10" calcext:value-type="float">
            <text:p>10</text:p>
          </table:table-cell>
          <table:table-cell office:value-type="float" office:value="-0.511934619069358" calcext:value-type="float">
            <text:p>-0.511934619069358</text:p>
          </table:table-cell>
          <table:table-cell office:value-type="float" office:value="0.262077054201689" calcext:value-type="float">
            <text:p>0.262077054201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tfs_sum_curation_effort_size20.png</text:p>
          </table:table-cell>
          <table:table-cell office:value-type="string" calcext:value-type="string">
            <text:p>tfs_sum_curation_effort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20" calcext:value-type="float">
            <text:p>20</text:p>
          </table:table-cell>
          <table:table-cell office:value-type="float" office:value="0.509225423286176" calcext:value-type="float">
            <text:p>0.509225423286176</text:p>
          </table:table-cell>
          <table:table-cell office:value-type="float" office:value="0.259310531720985" calcext:value-type="float">
            <text:p>0.2593105317209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tfs_sum_curation_effort_size3.png</text:p>
          </table:table-cell>
          <table:table-cell office:value-type="string" calcext:value-type="string">
            <text:p>tfs_sum_curation_effort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3" calcext:value-type="float">
            <text:p>3</text:p>
          </table:table-cell>
          <table:table-cell office:value-type="float" office:value="0.506705898088738" calcext:value-type="float">
            <text:p>0.506705898088738</text:p>
          </table:table-cell>
          <table:table-cell office:value-type="float" office:value="0.256750867157915" calcext:value-type="float">
            <text:p>0.2567508671579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tfs_sum_curation_effort_size15.png</text:p>
          </table:table-cell>
          <table:table-cell office:value-type="string" calcext:value-type="string">
            <text:p>tfs_sum_curation_effort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15" calcext:value-type="float">
            <text:p>15</text:p>
          </table:table-cell>
          <table:table-cell office:value-type="float" office:value="0.492946042938699" calcext:value-type="float">
            <text:p>0.492946042938699</text:p>
          </table:table-cell>
          <table:table-cell office:value-type="float" office:value="0.242995801248922" calcext:value-type="float">
            <text:p>0.2429958012489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targets_sum_curation_effort_size3.png</text:p>
          </table:table-cell>
          <table:table-cell office:value-type="string" calcext:value-type="string">
            <text:p>targets_sum_curation_effort</text:p>
          </table:table-cell>
          <table:table-cell table:style-name="ce6" office:value-type="string" calcext:value-type="string">
            <text:p>pTFs</text:p>
          </table:table-cell>
          <table:table-cell office:value-type="float" office:value="3" calcext:value-type="float">
            <text:p>3</text:p>
          </table:table-cell>
          <table:table-cell office:value-type="float" office:value="0.492417227007549" calcext:value-type="float">
            <text:p>0.492417227007549</text:p>
          </table:table-cell>
          <table:table-cell office:value-type="float" office:value="0.242474725453804" calcext:value-type="float">
            <text:p>0.242474725453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tfs_sum_curation_effort_size10.png</text:p>
          </table:table-cell>
          <table:table-cell office:value-type="string" calcext:value-type="string">
            <text:p>tfs_sum_curation_effort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10" calcext:value-type="float">
            <text:p>10</text:p>
          </table:table-cell>
          <table:table-cell office:value-type="float" office:value="0.481982671735388" calcext:value-type="float">
            <text:p>0.481982671735388</text:p>
          </table:table-cell>
          <table:table-cell office:value-type="float" office:value="0.232307295853183" calcext:value-type="float">
            <text:p>0.2323072958531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tfs_sum_curation_effort_size3.png</text:p>
          </table:table-cell>
          <table:table-cell office:value-type="string" calcext:value-type="string">
            <text:p>tfs_sum_curation_effort</text:p>
          </table:table-cell>
          <table:table-cell table:style-name="ce6" office:value-type="string" calcext:value-type="string">
            <text:p>pTFs</text:p>
          </table:table-cell>
          <table:table-cell office:value-type="float" office:value="3" calcext:value-type="float">
            <text:p>3</text:p>
          </table:table-cell>
          <table:table-cell office:value-type="float" office:value="0.473658933492643" calcext:value-type="float">
            <text:p>0.473658933492643</text:p>
          </table:table-cell>
          <table:table-cell office:value-type="float" office:value="0.224352785277388" calcext:value-type="float">
            <text:p>0.22435278527738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Ftfs_sum_curation_effort_size3.png</text:p>
          </table:table-cell>
          <table:table-cell office:value-type="string" calcext:value-type="string">
            <text:p>tfs_sum_curation_effort</text:p>
          </table:table-cell>
          <table:table-cell office:value-type="string" calcext:value-type="string">
            <text:p>rTargetsF</text:p>
          </table:table-cell>
          <table:table-cell office:value-type="float" office:value="3" calcext:value-type="float">
            <text:p>3</text:p>
          </table:table-cell>
          <table:table-cell office:value-type="float" office:value="-0.468068494129715" calcext:value-type="float">
            <text:p>-0.468068494129715</text:p>
          </table:table-cell>
          <table:table-cell office:value-type="float" office:value="0.219088115196859" calcext:value-type="float">
            <text:p>0.219088115196859</text:p>
          </table:table-cell>
          <table:table-cell table:style-name="ce7" office:value-type="float" office:value="2.82756044911105E-307" calcext:value-type="float">
            <text:p>2.83E-30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Wtfs_sum_curation_effort_size15.png</text:p>
          </table:table-cell>
          <table:table-cell office:value-type="string" calcext:value-type="string">
            <text:p>tfs_sum_curation_effort</text:p>
          </table:table-cell>
          <table:table-cell table:style-name="ce5" office:value-type="string" calcext:value-type="string">
            <text:p>rTargetsW</text:p>
          </table:table-cell>
          <table:table-cell office:value-type="float" office:value="15" calcext:value-type="float">
            <text:p>15</text:p>
          </table:table-cell>
          <table:table-cell office:value-type="float" office:value="-0.464618658345068" calcext:value-type="float">
            <text:p>-0.464618658345068</text:p>
          </table:table-cell>
          <table:table-cell office:value-type="float" office:value="0.215870497682371" calcext:value-type="float">
            <text:p>0.215870497682371</text:p>
          </table:table-cell>
          <table:table-cell table:style-name="ce7" office:value-type="float" office:value="3.3450067718322E-302" calcext:value-type="float">
            <text:p>3.35E-30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probability_size20.png</text:p>
          </table:table-cell>
          <table:table-cell office:value-type="string" calcext:value-type="string">
            <text:p>probability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20" calcext:value-type="float">
            <text:p>20</text:p>
          </table:table-cell>
          <table:table-cell office:value-type="float" office:value="0.464191530746705" calcext:value-type="float">
            <text:p>0.464191530746705</text:p>
          </table:table-cell>
          <table:table-cell office:value-type="float" office:value="0.215473777216969" calcext:value-type="float">
            <text:p>0.215473777216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Wtfs_sum_curation_effort_size20.png</text:p>
          </table:table-cell>
          <table:table-cell office:value-type="string" calcext:value-type="string">
            <text:p>tfs_sum_curation_effort</text:p>
          </table:table-cell>
          <table:table-cell table:style-name="ce5" office:value-type="string" calcext:value-type="string">
            <text:p>rTargetsW</text:p>
          </table:table-cell>
          <table:table-cell office:value-type="float" office:value="20" calcext:value-type="float">
            <text:p>20</text:p>
          </table:table-cell>
          <table:table-cell office:value-type="float" office:value="-0.457566256177077" calcext:value-type="float">
            <text:p>-0.457566256177077</text:p>
          </table:table-cell>
          <table:table-cell office:value-type="float" office:value="0.209366878791907" calcext:value-type="float">
            <text:p>0.209366878791907</text:p>
          </table:table-cell>
          <table:table-cell table:style-name="ce7" office:value-type="float" office:value="5.18939755151319E-292" calcext:value-type="float">
            <text:p>5.19E-29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targets_sum_curation_effort_size20.png</text:p>
          </table:table-cell>
          <table:table-cell office:value-type="string" calcext:value-type="string">
            <text:p>targets_sum_curation_effort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20" calcext:value-type="float">
            <text:p>20</text:p>
          </table:table-cell>
          <table:table-cell office:value-type="float" office:value="0.457407862105947" calcext:value-type="float">
            <text:p>0.457407862105947</text:p>
          </table:table-cell>
          <table:table-cell office:value-type="float" office:value="0.209221952316333" calcext:value-type="float">
            <text:p>0.209221952316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probability_size10.png</text:p>
          </table:table-cell>
          <table:table-cell office:value-type="string" calcext:value-type="string">
            <text:p>probability</text:p>
          </table:table-cell>
          <table:table-cell table:style-name="ce6" office:value-type="string" calcext:value-type="string">
            <text:p>pTFs</text:p>
          </table:table-cell>
          <table:table-cell office:value-type="float" office:value="10" calcext:value-type="float">
            <text:p>10</text:p>
          </table:table-cell>
          <table:table-cell office:value-type="float" office:value="0.450981907430026" calcext:value-type="float">
            <text:p>0.450981907430026</text:p>
          </table:table-cell>
          <table:table-cell office:value-type="float" office:value="0.203384680829224" calcext:value-type="float">
            <text:p>0.2033846808292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argetsWtfs_sum_curation_effort_size3.png</text:p>
          </table:table-cell>
          <table:table-cell office:value-type="string" calcext:value-type="string">
            <text:p>tfs_sum_curation_effort</text:p>
          </table:table-cell>
          <table:table-cell table:style-name="ce5" office:value-type="string" calcext:value-type="string">
            <text:p>rTargetsW</text:p>
          </table:table-cell>
          <table:table-cell office:value-type="float" office:value="3" calcext:value-type="float">
            <text:p>3</text:p>
          </table:table-cell>
          <table:table-cell office:value-type="float" office:value="-0.446589187061212" calcext:value-type="float">
            <text:p>-0.446589187061212</text:p>
          </table:table-cell>
          <table:table-cell office:value-type="float" office:value="0.199441901999994" calcext:value-type="float">
            <text:p>0.199441901999994</text:p>
          </table:table-cell>
          <table:table-cell table:style-name="ce7" office:value-type="float" office:value="1.27915717187363E-276" calcext:value-type="float">
            <text:p>1.28E-27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probability_size10.png</text:p>
          </table:table-cell>
          <table:table-cell office:value-type="string" calcext:value-type="string">
            <text:p>probability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10" calcext:value-type="float">
            <text:p>10</text:p>
          </table:table-cell>
          <table:table-cell office:value-type="float" office:value="0.439479361737679" calcext:value-type="float">
            <text:p>0.439479361737679</text:p>
          </table:table-cell>
          <table:table-cell office:value-type="float" office:value="0.193142109393357" calcext:value-type="float">
            <text:p>0.193142109393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probability_size15.png</text:p>
          </table:table-cell>
          <table:table-cell office:value-type="string" calcext:value-type="string">
            <text:p>probability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15" calcext:value-type="float">
            <text:p>15</text:p>
          </table:table-cell>
          <table:table-cell office:value-type="float" office:value="0.437039935707927" calcext:value-type="float">
            <text:p>0.437039935707927</text:p>
          </table:table-cell>
          <table:table-cell office:value-type="float" office:value="0.191003905403589" calcext:value-type="float">
            <text:p>0.191003905403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targets_sum_curation_effort_size15.png</text:p>
          </table:table-cell>
          <table:table-cell office:value-type="string" calcext:value-type="string">
            <text:p>targets_sum_curation_effort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15" calcext:value-type="float">
            <text:p>15</text:p>
          </table:table-cell>
          <table:table-cell office:value-type="float" office:value="0.428955894636731" calcext:value-type="float">
            <text:p>0.428955894636731</text:p>
          </table:table-cell>
          <table:table-cell office:value-type="float" office:value="0.184003159543598" calcext:value-type="float">
            <text:p>0.184003159543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argetsWtargets_sum_curation_effort_size10.png</text:p>
          </table:table-cell>
          <table:table-cell office:value-type="string" calcext:value-type="string">
            <text:p>targets_sum_curation_effort</text:p>
          </table:table-cell>
          <table:table-cell table:style-name="ce5" office:value-type="string" calcext:value-type="string">
            <text:p>pTargetsW</text:p>
          </table:table-cell>
          <table:table-cell office:value-type="float" office:value="10" calcext:value-type="float">
            <text:p>10</text:p>
          </table:table-cell>
          <table:table-cell office:value-type="float" office:value="0.427448978659498" calcext:value-type="float">
            <text:p>0.427448978659498</text:p>
          </table:table-cell>
          <table:table-cell office:value-type="float" office:value="0.182712629357048" calcext:value-type="float">
            <text:p>0.182712629357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targets_sum_curation_effort_size10.png</text:p>
          </table:table-cell>
          <table:table-cell office:value-type="string" calcext:value-type="string">
            <text:p>targets_sum_curation_effort</text:p>
          </table:table-cell>
          <table:table-cell table:style-name="ce6" office:value-type="string" calcext:value-type="string">
            <text:p>pTFs</text:p>
          </table:table-cell>
          <table:table-cell office:value-type="float" office:value="10" calcext:value-type="float">
            <text:p>10</text:p>
          </table:table-cell>
          <table:table-cell office:value-type="float" office:value="0.421474807904191" calcext:value-type="float">
            <text:p>0.421474807904191</text:p>
          </table:table-cell>
          <table:table-cell office:value-type="float" office:value="0.177641013697874" calcext:value-type="float">
            <text:p>0.1776410136978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probability_size15.png</text:p>
          </table:table-cell>
          <table:table-cell office:value-type="string" calcext:value-type="string">
            <text:p>probability</text:p>
          </table:table-cell>
          <table:table-cell table:style-name="ce6" office:value-type="string" calcext:value-type="string">
            <text:p>pTFs</text:p>
          </table:table-cell>
          <table:table-cell office:value-type="float" office:value="15" calcext:value-type="float">
            <text:p>15</text:p>
          </table:table-cell>
          <table:table-cell office:value-type="float" office:value="0.411927495377749" calcext:value-type="float">
            <text:p>0.411927495377749</text:p>
          </table:table-cell>
          <table:table-cell office:value-type="float" office:value="0.169684261448185" calcext:value-type="float">
            <text:p>0.1696842614481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probability_size20.png</text:p>
          </table:table-cell>
          <table:table-cell office:value-type="string" calcext:value-type="string">
            <text:p>probability</text:p>
          </table:table-cell>
          <table:table-cell table:style-name="ce6" office:value-type="string" calcext:value-type="string">
            <text:p>pTFs</text:p>
          </table:table-cell>
          <table:table-cell office:value-type="float" office:value="20" calcext:value-type="float">
            <text:p>20</text:p>
          </table:table-cell>
          <table:table-cell office:value-type="float" office:value="0.400901845896591" calcext:value-type="float">
            <text:p>0.400901845896591</text:p>
          </table:table-cell>
          <table:table-cell office:value-type="float" office:value="0.160722290043294" calcext:value-type="float">
            <text:p>0.160722290043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targets_sum_curation_effort_size15.png</text:p>
          </table:table-cell>
          <table:table-cell office:value-type="string" calcext:value-type="string">
            <text:p>targets_sum_curation_effort</text:p>
          </table:table-cell>
          <table:table-cell table:style-name="ce6" office:value-type="string" calcext:value-type="string">
            <text:p>pTFs</text:p>
          </table:table-cell>
          <table:table-cell office:value-type="float" office:value="15" calcext:value-type="float">
            <text:p>15</text:p>
          </table:table-cell>
          <table:table-cell office:value-type="float" office:value="0.383405143241672" calcext:value-type="float">
            <text:p>0.383405143241672</text:p>
          </table:table-cell>
          <table:table-cell office:value-type="float" office:value="0.146999503864167" calcext:value-type="float">
            <text:p>0.146999503864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targets_sum_curation_effort_size20.png</text:p>
          </table:table-cell>
          <table:table-cell office:value-type="string" calcext:value-type="string">
            <text:p>targets_sum_curation_effort</text:p>
          </table:table-cell>
          <table:table-cell table:style-name="ce6" office:value-type="string" calcext:value-type="string">
            <text:p>pTFs</text:p>
          </table:table-cell>
          <table:table-cell office:value-type="float" office:value="20" calcext:value-type="float">
            <text:p>20</text:p>
          </table:table-cell>
          <table:table-cell office:value-type="float" office:value="0.372100025429673" calcext:value-type="float">
            <text:p>0.372100025429673</text:p>
          </table:table-cell>
          <table:table-cell office:value-type="float" office:value="0.138458428924763" calcext:value-type="float">
            <text:p>0.138458428924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tfs_sum_curation_effort_size10.png</text:p>
          </table:table-cell>
          <table:table-cell office:value-type="string" calcext:value-type="string">
            <text:p>tfs_sum_curation_effort</text:p>
          </table:table-cell>
          <table:table-cell table:style-name="ce6" office:value-type="string" calcext:value-type="string">
            <text:p>pTFs</text:p>
          </table:table-cell>
          <table:table-cell office:value-type="float" office:value="10" calcext:value-type="float">
            <text:p>10</text:p>
          </table:table-cell>
          <table:table-cell office:value-type="float" office:value="0.295736163908767" calcext:value-type="float">
            <text:p>0.295736163908767</text:p>
          </table:table-cell>
          <table:table-cell office:value-type="float" office:value="0.0874598786434733" calcext:value-type="float">
            <text:p>0.087459878643473</text:p>
          </table:table-cell>
          <table:table-cell table:style-name="ce7" office:value-type="float" office:value="5.11048260052012E-115" calcext:value-type="float">
            <text:p>5.11E-11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tfs_sum_curation_effort_size15.png</text:p>
          </table:table-cell>
          <table:table-cell office:value-type="string" calcext:value-type="string">
            <text:p>tfs_sum_curation_effort</text:p>
          </table:table-cell>
          <table:table-cell table:style-name="ce6" office:value-type="string" calcext:value-type="string">
            <text:p>pTFs</text:p>
          </table:table-cell>
          <table:table-cell office:value-type="float" office:value="15" calcext:value-type="float">
            <text:p>15</text:p>
          </table:table-cell>
          <table:table-cell office:value-type="float" office:value="0.211218084219194" calcext:value-type="float">
            <text:p>0.211218084219194</text:p>
          </table:table-cell>
          <table:table-cell office:value-type="float" office:value="0.0446130791012264" calcext:value-type="float">
            <text:p>0.044613079101226</text:p>
          </table:table-cell>
          <table:table-cell table:style-name="ce7" office:value-type="float" office:value="2.67595402318682E-058" calcext:value-type="float">
            <text:p>2.68E-5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pTFstfs_sum_curation_effort_size20.png</text:p>
          </table:table-cell>
          <table:table-cell office:value-type="string" calcext:value-type="string">
            <text:p>tfs_sum_curation_effort</text:p>
          </table:table-cell>
          <table:table-cell table:style-name="ce6" office:value-type="string" calcext:value-type="string">
            <text:p>pTFs</text:p>
          </table:table-cell>
          <table:table-cell office:value-type="float" office:value="20" calcext:value-type="float">
            <text:p>20</text:p>
          </table:table-cell>
          <table:table-cell office:value-type="float" office:value="0.188848640135059" calcext:value-type="float">
            <text:p>0.188848640135059</text:p>
          </table:table-cell>
          <table:table-cell office:value-type="float" office:value="0.035663808880861" calcext:value-type="float">
            <text:p>0.035663808880861</text:p>
          </table:table-cell>
          <table:table-cell table:style-name="ce7" office:value-type="float" office:value="9.36010664108978E-047" calcext:value-type="float">
            <text:p>9.36E-4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Fstfs_sum_curation_effort_size20.png</text:p>
          </table:table-cell>
          <table:table-cell office:value-type="string" calcext:value-type="string">
            <text:p>tfs_sum_curation_effort</text:p>
          </table:table-cell>
          <table:table-cell table:style-name="ce6" office:value-type="string" calcext:value-type="string">
            <text:p>rTFs</text:p>
          </table:table-cell>
          <table:table-cell office:value-type="float" office:value="20" calcext:value-type="float">
            <text:p>20</text:p>
          </table:table-cell>
          <table:table-cell office:value-type="float" office:value="-0.169305905731807" calcext:value-type="float">
            <text:p>-0.169305905731807</text:p>
          </table:table-cell>
          <table:table-cell office:value-type="float" office:value="0.0286644897156674" calcext:value-type="float">
            <text:p>0.028664489715667</text:p>
          </table:table-cell>
          <table:table-cell table:style-name="ce7" office:value-type="float" office:value="8.60882816430052E-038" calcext:value-type="float">
            <text:p>8.61E-3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Fstfs_sum_curation_effort_size3.png</text:p>
          </table:table-cell>
          <table:table-cell office:value-type="string" calcext:value-type="string">
            <text:p>tfs_sum_curation_effort</text:p>
          </table:table-cell>
          <table:table-cell table:style-name="ce6" office:value-type="string" calcext:value-type="string">
            <text:p>rTFs</text:p>
          </table:table-cell>
          <table:table-cell office:value-type="float" office:value="3" calcext:value-type="float">
            <text:p>3</text:p>
          </table:table-cell>
          <table:table-cell office:value-type="float" office:value="0.130713000322362" calcext:value-type="float">
            <text:p>0.130713000322362</text:p>
          </table:table-cell>
          <table:table-cell office:value-type="float" office:value="0.0170858884532738" calcext:value-type="float">
            <text:p>0.017085888453274</text:p>
          </table:table-cell>
          <table:table-cell table:style-name="ce7" office:value-type="float" office:value="4.52809818412063E-023" calcext:value-type="float">
            <text:p>4.53E-2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Fstfs_sum_curation_effort_size15.png</text:p>
          </table:table-cell>
          <table:table-cell office:value-type="string" calcext:value-type="string">
            <text:p>tfs_sum_curation_effort</text:p>
          </table:table-cell>
          <table:table-cell table:style-name="ce6" office:value-type="string" calcext:value-type="string">
            <text:p>rTFs</text:p>
          </table:table-cell>
          <table:table-cell office:value-type="float" office:value="15" calcext:value-type="float">
            <text:p>15</text:p>
          </table:table-cell>
          <table:table-cell office:value-type="float" office:value="-0.113804540066592" calcext:value-type="float">
            <text:p>-0.113804540066592</text:p>
          </table:table-cell>
          <table:table-cell office:value-type="float" office:value="0.0129514733397685" calcext:value-type="float">
            <text:p>0.012951473339769</text:p>
          </table:table-cell>
          <table:table-cell table:style-name="ce7" office:value-type="float" office:value="7.76308974367631E-018" calcext:value-type="float">
            <text:p>7.76E-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Fstfs_sum_curation_effort_size10.png</text:p>
          </table:table-cell>
          <table:table-cell office:value-type="string" calcext:value-type="string">
            <text:p>tfs_sum_curation_effort</text:p>
          </table:table-cell>
          <table:table-cell table:style-name="ce6" office:value-type="string" calcext:value-type="string">
            <text:p>rTFs</text:p>
          </table:table-cell>
          <table:table-cell office:value-type="float" office:value="10" calcext:value-type="float">
            <text:p>10</text:p>
          </table:table-cell>
          <table:table-cell office:value-type="float" office:value="-0.074100917379026" calcext:value-type="float">
            <text:p>-0.074100917379026</text:p>
          </table:table-cell>
          <table:table-cell office:value-type="float" office:value="0.00549094595641324" calcext:value-type="float">
            <text:p>0.005490945956413</text:p>
          </table:table-cell>
          <table:table-cell table:style-name="ce7" office:value-type="float" office:value="0.00000002255946536452" calcext:value-type="float">
            <text:p>2.26E-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Fstargets_sum_curation_effort_size20.png</text:p>
          </table:table-cell>
          <table:table-cell office:value-type="string" calcext:value-type="string">
            <text:p>targets_sum_curation_effort</text:p>
          </table:table-cell>
          <table:table-cell table:style-name="ce6" office:value-type="string" calcext:value-type="string">
            <text:p>rTFs</text:p>
          </table:table-cell>
          <table:table-cell office:value-type="float" office:value="20" calcext:value-type="float">
            <text:p>20</text:p>
          </table:table-cell>
          <table:table-cell office:value-type="float" office:value="-0.0592632608898769" calcext:value-type="float">
            <text:p>-0.059263260889877</text:p>
          </table:table-cell>
          <table:table-cell office:value-type="float" office:value="0.00351213409130161" calcext:value-type="float">
            <text:p>0.003512134091302</text:p>
          </table:table-cell>
          <table:table-cell table:style-name="ce7" office:value-type="float" office:value="0.0000000000011578639173239" calcext:value-type="float">
            <text:p>1.16E-1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Fstargets_sum_curation_effort_size15.png</text:p>
          </table:table-cell>
          <table:table-cell office:value-type="string" calcext:value-type="string">
            <text:p>targets_sum_curation_effort</text:p>
          </table:table-cell>
          <table:table-cell table:style-name="ce6" office:value-type="string" calcext:value-type="string">
            <text:p>rTFs</text:p>
          </table:table-cell>
          <table:table-cell office:value-type="float" office:value="15" calcext:value-type="float">
            <text:p>15</text:p>
          </table:table-cell>
          <table:table-cell office:value-type="float" office:value="-0.0349296849150455" calcext:value-type="float">
            <text:p>-0.034929684915046</text:p>
          </table:table-cell>
          <table:table-cell office:value-type="float" office:value="0.00122008288826436" calcext:value-type="float">
            <text:p>0.001220082888264</text:p>
          </table:table-cell>
          <table:table-cell table:style-name="ce7" office:value-type="float" office:value="0.0000280929449158512" calcext:value-type="float">
            <text:p>2.81E-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Fstargets_sum_curation_effort_size3.png</text:p>
          </table:table-cell>
          <table:table-cell office:value-type="string" calcext:value-type="string">
            <text:p>targets_sum_curation_effort</text:p>
          </table:table-cell>
          <table:table-cell table:style-name="ce6" office:value-type="string" calcext:value-type="string">
            <text:p>rTFs</text:p>
          </table:table-cell>
          <table:table-cell office:value-type="float" office:value="3" calcext:value-type="float">
            <text:p>3</text:p>
          </table:table-cell>
          <table:table-cell office:value-type="float" office:value="0.0334372603570759" calcext:value-type="float">
            <text:p>0.033437260357076</text:p>
          </table:table-cell>
          <table:table-cell office:value-type="float" office:value="0.00111805038018688" calcext:value-type="float">
            <text:p>0.001118050380187</text:p>
          </table:table-cell>
          <table:table-cell table:style-name="ce7" office:value-type="float" office:value="0.0000608885111085667" calcext:value-type="float">
            <text:p>6.09E-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igure_correlationrelativerTFstargets_sum_curation_effort_size10.png</text:p>
          </table:table-cell>
          <table:table-cell office:value-type="string" calcext:value-type="string">
            <text:p>targets_sum_curation_effort</text:p>
          </table:table-cell>
          <table:table-cell table:style-name="ce6" office:value-type="string" calcext:value-type="string">
            <text:p>rTFs</text:p>
          </table:table-cell>
          <table:table-cell office:value-type="float" office:value="10" calcext:value-type="float">
            <text:p>10</text:p>
          </table:table-cell>
          <table:table-cell office:value-type="float" office:value="-0.00153440783000651" calcext:value-type="float">
            <text:p>-0.001534407830007</text:p>
          </table:table-cell>
          <table:table-cell table:style-name="ce7" office:value-type="float" office:value="0.00000235440738878528" calcext:value-type="float">
            <text:p>2.35E-06</text:p>
          </table:table-cell>
          <table:table-cell office:value-type="float" office:value="0.854065273345527" calcext:value-type="float">
            <text:p>0.854065273345527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correlation_table.A1:correlation_table.G75" table:display-filter-buttons="true">
          <table:filter>
            <table:filter-and>
              <table:filter-condition table:field-number="1" table:value="probability" table:operator="=">
                <table:filter-set-item table:value="probability"/>
                <table:filter-set-item table:value="targets_sum_curation_effort"/>
              </table:filter-condition>
              <table:filter-condition table:field-number="2" table:value="targets_sum_curation_effort" table:operator="=">
                <table:filter-set-item table:value="targets_sum_curation_effort"/>
                <table:filter-set-item table:value="tfs_sum_curation_effort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09T19:54:24.630774930</dc:date>
    <meta:editing-duration>PT36M22S</meta:editing-duration>
    <meta:editing-cycles>2</meta:editing-cycles>
    <meta:generator>LibreOffice/6.4.7.2$Linux_X86_64 LibreOffice_project/40$Build-2</meta:generator>
    <meta:document-statistic meta:table-count="1" meta:cell-count="525" meta:object-count="0"/>
  </office:meta>
</office:document-meta>
</file>